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ea5" officeooo:paragraph-rsid="000b9e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I-ARIA</text:p>
      <text:p text:style-name="P1">WAI = Web Accessibility Initiative</text:p>
      <text:p text:style-name="P1">Accessible Rich Internet Applications (ARIA) is a set of attributes that define ways to make web content and web applications (especially those developed with JavaScript) more accessible to people with disabilities.</text:p>
      <text:p text:style-name="P1"/>
      <text:p text:style-name="P1">ARIA-ROLE:They define the type of element and suggest what purpose it serves</text:p>
      <text:p text:style-name="P1"/>
      <text:p text:style-name="P1">ARIA-ATTRIBUTES: STATE,PROPERTY</text:p>
      <text:p text:style-name="P1"/>
      <text:p text:style-name="P1">CSS VARIABLES</text:p>
      <text:p text:style-name="P1">The variable name must begin with two dashes (--) and is case sensitive!</text:p>
      <text:p text:style-name="P1"/>
      <text:p text:style-name="P1">The syntax of the var() function is as follows:</text:p>
      <text:p text:style-name="P1">var(custom-name, value)</text:p>
      <text:p text:style-name="P1"/>
      <text:p text:style-name="P1">:root {</text:p>
      <text:p text:style-name="P1"><text:s text:c="2"/>--main-bg-color: coral; </text:p>
      <text:p text:style-name="P1">}</text:p>
      <text:p text:style-name="P1"/>
      <text:p text:style-name="P1">#div1 {</text:p>
      <text:p text:style-name="P1"><text:s text:c="2"/>background-color: var(--main-bg-color); </text:p>
      <text:p text:style-name="P1">}</text:p>
      <text:p text:style-name="P1"/>
      <text:p text:style-name="P1">#div2 {</text:p>
      <text:p text:style-name="P1"><text:s text:c="2"/>background-color: var(--main-bg-color);</text:p>
      <text:p text:style-name="P1">}</text:p>
      <text:p text:style-name="P1"/>
      <text:p text:style-name="P1">TAB INDEX</text:p>
      <text:p text:style-name="P1">The tabindex attribute specifies the tab order of an element (when the "tab" button is used for navigating).</text:p>
      <text:p text:style-name="P1">&lt;element tabindex="number"&gt;</text:p>
      <text:p text:style-name="P1"/>
      <text:p text:style-name="P1">BEM</text:p>
      <text:p text:style-name="P1">The BEM approach ensures that everyone who participates in the development of a website works with a single codebase and speaks the same language. Using proper naming will prepare you for the changes in design of the website.</text:p>
      <text:p text:style-name="P1"/>
      <text:p text:style-name="P1"/>
      <text:p text:style-name="P1">HTML</text:p>
      <text:p text:style-name="P1">&lt;form class="form form--theme-xmas form--simple"&gt;</text:p>
      <text:p text:style-name="P1"><text:s text:c="2"/>&lt;input class="form__input" type="text" /&gt;</text:p>
      <text:p text:style-name="P1"><text:s text:c="2"/>&lt;input</text:p>
      <text:p text:style-name="P1"><text:s text:c="4"/>class="form__submit form__submit--disabled"</text:p>
      <text:p text:style-name="P1"><text:s text:c="4"/>type="submit" /&gt;</text:p>
      <text:p text:style-name="P1">&lt;/form&gt;</text:p>
      <text:p text:style-name="P1">CSS</text:p>
      <text:p text:style-name="P1">.form { }</text:p>
      <text:p text:style-name="P1">.form--theme-xmas { }</text:p>
      <text:p text:style-name="P1">.form--simple { }</text:p>
      <text:p text:style-name="P1">.form__input { }</text:p>
      <text:p text:style-name="P1">.form__submit { }</text:p>
      <text:p text:style-name="P1"><text:soft-page-break/>.form__submit--disabled {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9:58:40.755494506</meta:creation-date>
    <dc:date>2019-01-25T09:59:49.587477669</dc:date>
    <meta:editing-duration>PT1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197" meta:character-count="1312" meta:non-whitespace-character-count="1142"/>
  </office:meta>
</office:document-meta>
</file>